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P8" style:parent-style-name="ParágrafodaLista" style:list-style-name="LFO2" style:family="paragraph"/>
    <style:style style:name="P9" style:parent-style-name="ParágrafodaLista" style:list-style-name="LFO2" style:family="paragraph"/>
    <style:style style:name="P10" style:parent-style-name="ParágrafodaLista" style:list-style-name="LFO2" style:family="paragraph"/>
    <style:style style:name="P11" style:parent-style-name="ParágrafodaLista" style:list-style-name="LFO2" style:family="paragraph"/>
    <style:style style:name="P12" style:parent-style-name="ParágrafodaLista" style:list-style-name="LFO2" style:family="paragraph"/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ParágrafodaLista" style:list-style-name="LFO3" style:family="paragraph"/>
    <style:style style:name="P16" style:parent-style-name="ParágrafodaLista" style:list-style-name="LFO3" style:family="paragraph"/>
    <style:style style:name="P17" style:parent-style-name="ParágrafodaLista" style:list-style-name="LFO3" style:family="paragraph"/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ParágrafodaLista" style:list-style-name="LFO4" style:family="paragraph"/>
    <style:style style:name="T20" style:parent-style-name="Fonteparág.padrão" style:family="text">
      <style:text-properties fo:font-weight="bold" style:font-weight-asian="bold" style:font-weight-complex="bold"/>
    </style:style>
    <style:style style:name="P2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3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3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3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3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3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3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3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3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4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ParágrafodaLista" style:list-style-name="LFO4" style:family="paragraph"/>
    <style:style style:name="P44" style:parent-style-name="ParágrafodaLista" style:list-style-name="LFO4" style:family="paragraph"/>
    <style:style style:name="P45" style:parent-style-name="ParágrafodaLista" style:list-style-name="LFO4" style:family="paragraph"/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ParágrafodaLista" style:list-style-name="LFO5" style:family="paragraph"/>
    <style:style style:name="P48" style:parent-style-name="ParágrafodaLista" style:list-style-name="LFO5" style:family="paragraph"/>
    <style:style style:name="P49" style:parent-style-name="ParágrafodaLista" style:list-style-name="LFO5" style:family="paragraph"/>
    <style:style style:name="P50" style:parent-style-name="Normal" style:family="paragraph">
      <style:text-properties fo:font-weight="bold" style:font-weight-asian="bold" style:font-weight-complex="bold"/>
    </style:style>
    <style:style style:name="T51" style:parent-style-name="Fonteparág.padrão" style:family="text">
      <style:text-properties fo:font-weight="bold" style:font-weight-asian="bold" style:font-weight-complex="bold"/>
    </style:style>
    <style:style style:name="P5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5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5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5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5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5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5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5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6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6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6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6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6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6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6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6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6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6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7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7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7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7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7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7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7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7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7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7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8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8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8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8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84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8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86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8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88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8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90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91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92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93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T95" style:parent-style-name="Fonteparág.padrão" style:family="text">
      <style:text-properties fo:font-weight="bold" style:font-weight-asian="bold" style:font-weight-complex="bold"/>
    </style:style>
    <style:style style:name="P96" style:parent-style-name="ParágrafodaLista" style:list-style-name="LFO6" style:family="paragraph"/>
    <style:style style:name="P97" style:parent-style-name="ParágrafodaLista" style:list-style-name="LFO6" style:family="paragraph"/>
    <style:style style:name="P98" style:parent-style-name="Normal" style:family="paragraph">
      <style:text-properties fo:font-weight="bold" style:font-weight-asian="bold"/>
    </style:style>
    <style:style style:name="P99" style:parent-style-name="ParágrafodaLista" style:list-style-name="LFO7" style:family="paragraph"/>
    <style:style style:name="P100" style:parent-style-name="ParágrafodaLista" style:list-style-name="LFO7" style:family="paragraph"/>
    <style:style style:name="T101" style:parent-style-name="Fonteparág.padrã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riando Rotas no Backend e Consumindo no Frontend usando Python e React.js</text:p>
      <text:p text:style-name="Normal">Neste tutorial, você aprenderá como criar um servidor backend simples usando Flask em Python e consumir essas rotas em um aplicativo frontend usando React.js. Vamos abordar os seguintes aspectos:</text:p>
      <text:list text:style-name="LFO1" text:continue-numbering="true">
        <text:list-item>
          <text:p text:style-name="P2">Configuração do ambiente.</text:p>
        </text:list-item>
        <text:list-item>
          <text:p text:style-name="P3">Configuração do backend com Flask.</text:p>
        </text:list-item>
        <text:list-item>
          <text:p text:style-name="P4">Configuração do frontend com React.js.</text:p>
        </text:list-item>
        <text:list-item>
          <text:p text:style-name="P5">Fazendo solicitações HTTP do frontend para o backend.</text:p>
        </text:list-item>
      </text:list>
      <text:p text:style-name="P6">1. Configuração do Ambiente</text:p>
      <text:p text:style-name="Normal">Certifique-se de ter o Python e o Node.js instalados em seu sistema.</text:p>
      <text:p text:style-name="Normal">Para criar um novo ambiente Python, você pode usar o<text:s/><text:span text:style-name="T7">virtualenv</text:span>. Instale-o usando pip se ainda não estiver instalado:</text:p>
      <text:list text:style-name="LFO2" text:continue-numbering="true">
        <text:list-item>
          <text:p text:style-name="P8">bashCopy code</text:p>
        </text:list-item>
        <text:list-item>
          <text:p text:style-name="P9">pip install virtualenv<text:s/></text:p>
        </text:list-item>
        <text:list-item>
          <text:p text:style-name="P10">Em seguida, crie e ative um novo ambiente virtual:</text:p>
        </text:list-item>
        <text:list-item>
          <text:p text:style-name="P11">bashCopy code</text:p>
        </text:list-item>
        <text:list-item>
          <text:p text:style-name="P12">virtualenv myenv source myenv/bin/activate # No Windows: myenv\Scripts\activate<text:s/></text:p>
        </text:list-item>
      </text:list>
      <text:p text:style-name="P13">2. Configuração do Backend com Flask</text:p>
      <text:p text:style-name="Normal">Vamos começar configurando nosso servidor backend com Flask.</text:p>
      <text:p text:style-name="P14">Instalação de Dependências</text:p>
      <text:list text:style-name="LFO3" text:continue-numbering="true">
        <text:list-item>
          <text:p text:style-name="P15">Instale o Flask usando pip:</text:p>
        </text:list-item>
        <text:list-item>
          <text:p text:style-name="P16">bashCopy code</text:p>
        </text:list-item>
        <text:list-item>
          <text:p text:style-name="P17">pip install Flask<text:s/></text:p>
        </text:list-item>
      </text:list>
      <text:p text:style-name="P18">Criação do Arquivo Python</text:p>
      <text:list text:style-name="LFO4" text:continue-numbering="true">
        <text:list-item>
          <text:p text:style-name="P19">Crie um arquivo chamado<text:s/><text:span text:style-name="T20">app.py</text:span><text:s/>e adicione o seguinte código:</text:p>
        </text:list-item>
      </text:list>
      <text:p text:style-name="P21">from flask import Flask, request</text:p>
      <text:p text:style-name="P22"/>
      <text:p text:style-name="P23">app = Flask(__name__)</text:p>
      <text:p text:style-name="P24"/>
      <text:p text:style-name="P25">@app.route('/teste', methods=['GET'])</text:p>
      <text:p text:style-name="P26">def teste():</text:p>
      <text:p text:style-name="P27"><text:s text:c="4"/>return "Rota executou com sucesso!"</text:p>
      <text:p text:style-name="P28"/>
      <text:p text:style-name="P29">@app.route('/teste/&lt;int:valor&gt;', methods=['GET'])</text:p>
      <text:soft-page-break/>
      <text:p text:style-name="P30">def teste_com_parametro(valor):</text:p>
      <text:p text:style-name="P31"><text:s text:c="4"/>return f"Rota executou com sucesso recebendo o valor {valor}!"</text:p>
      <text:p text:style-name="P32"/>
      <text:p text:style-name="P33">@app.route('/teste_com_query', methods=['GET'])</text:p>
      <text:p text:style-name="P34">def teste_com_query():</text:p>
      <text:p text:style-name="P35"><text:s text:c="4"/>valor = request.args.get('valor')</text:p>
      <text:p text:style-name="P36"><text:s text:c="4"/>quantidade = request.args.get('quantidade')</text:p>
      <text:p text:style-name="P37"><text:s text:c="4"/>return f"Rota executou com sucesso recebendo o valor {valor} e quantidade {quantidade}!"</text:p>
      <text:p text:style-name="P38"/>
      <text:p text:style-name="P39">if __name__ == '__main__':</text:p>
      <text:p text:style-name="P40"><text:s text:c="4"/>app.run(debug=True)</text:p>
      <text:p text:style-name="Normal"/>
      <text:p text:style-name="Normal">Este código define três rotas diferentes em nosso servidor Flask.</text:p>
      <text:p text:style-name="P41">3. Configuração do Frontend com React.js</text:p>
      <text:p text:style-name="Normal">Agora, vamos configurar nosso aplicativo frontend com React.js.</text:p>
      <text:p text:style-name="P42">Criando um Novo Aplicativo React</text:p>
      <text:list text:style-name="LFO4" text:continue-numbering="true">
        <text:list-item>
          <text:p text:style-name="P43">Crie um novo aplicativo React usando Create React App:</text:p>
        </text:list-item>
        <text:list-item>
          <text:p text:style-name="P44">bashCopy code</text:p>
        </text:list-item>
        <text:list-item>
          <text:p text:style-name="P45">npx create-react-app frontend cd frontend<text:s/></text:p>
        </text:list-item>
      </text:list>
      <text:p text:style-name="P46">Instalando Dependências</text:p>
      <text:list text:style-name="LFO5" text:continue-numbering="true">
        <text:list-item>
          <text:p text:style-name="P47">Instale o Axios para fazer solicitações HTTP:</text:p>
        </text:list-item>
        <text:list-item>
          <text:p text:style-name="P48">bashCopy code</text:p>
        </text:list-item>
        <text:list-item>
          <text:p text:style-name="P49">npm install axios<text:s/></text:p>
        </text:list-item>
      </text:list>
      <text:p text:style-name="P50">Criando Componentes e Fazendo Solicitações HTTP</text:p>
      <text:p text:style-name="Normal">Substitua o conteúdo do arquivo<text:s/><text:span text:style-name="T51">src/App.js</text:span><text:s/>pelo seguinte código:</text:p>
      <text:p text:style-name="Normal"/>
      <text:p text:style-name="P52">import React, { useState } from 'react';</text:p>
      <text:p text:style-name="P53">import axios from 'axios';</text:p>
      <text:p text:style-name="P54"/>
      <text:p text:style-name="P55">function App() {</text:p>
      <text:p text:style-name="P56"><text:s text:c="2"/>const [message, setMessage] = useState('');</text:p>
      <text:p text:style-name="P57"/>
      <text:soft-page-break/>
      <text:p text:style-name="P58"><text:s text:c="2"/>const handleButtonClick = async () =&gt; {</text:p>
      <text:p text:style-name="P59"><text:s text:c="4"/>try {</text:p>
      <text:p text:style-name="P60"><text:s text:c="6"/>const response = await axios.get('/teste');</text:p>
      <text:p text:style-name="P61"><text:s text:c="6"/>setMessage(response.data);</text:p>
      <text:p text:style-name="P62"><text:s text:c="4"/>} catch (error) {</text:p>
      <text:p text:style-name="P63"><text:s text:c="6"/>console.error(error);</text:p>
      <text:p text:style-name="P64"><text:s text:c="4"/>}</text:p>
      <text:p text:style-name="P65"><text:s text:c="2"/>};</text:p>
      <text:p text:style-name="P66"/>
      <text:p text:style-name="P67"><text:s text:c="2"/>const handleParamButtonClick = async () =&gt; {</text:p>
      <text:p text:style-name="P68"><text:s text:c="4"/>try {</text:p>
      <text:p text:style-name="P69"><text:s text:c="6"/>const response = await axios.get('/teste/10');</text:p>
      <text:p text:style-name="P70"><text:s text:c="6"/>setMessage(response.data);</text:p>
      <text:p text:style-name="P71"><text:s text:c="4"/>} catch (error) {</text:p>
      <text:p text:style-name="P72"><text:s text:c="6"/>console.error(error);</text:p>
      <text:p text:style-name="P73"><text:s text:c="4"/>}</text:p>
      <text:p text:style-name="P74"><text:s text:c="2"/>};</text:p>
      <text:p text:style-name="P75"/>
      <text:p text:style-name="P76"><text:s text:c="2"/>const handleQueryButtonClick = async () =&gt; {</text:p>
      <text:p text:style-name="P77"><text:s text:c="4"/>try {</text:p>
      <text:p text:style-name="P78"><text:s text:c="6"/>const response = await axios.get('/teste', { params: { valor: 10, quantidade: 3 } });</text:p>
      <text:p text:style-name="P79"><text:s text:c="6"/>setMessage(response.data);</text:p>
      <text:p text:style-name="P80"><text:s text:c="4"/>} catch (error) {</text:p>
      <text:p text:style-name="P81"><text:s text:c="6"/>console.error(error);</text:p>
      <text:p text:style-name="P82"><text:s text:c="4"/>}</text:p>
      <text:p text:style-name="P83"><text:s text:c="2"/>};</text:p>
      <text:p text:style-name="P84"/>
      <text:p text:style-name="P85"><text:s text:c="2"/>return (</text:p>
      <text:p text:style-name="P86"><text:s text:c="4"/>&lt;div&gt;</text:p>
      <text:p text:style-name="P87"><text:s text:c="6"/>&lt;button onClick={handleButtonClick}&gt;Testar Rota&lt;/button&gt;</text:p>
      <text:p text:style-name="P88"><text:s text:c="6"/>&lt;button onClick={handleParamButtonClick}&gt;Testar Rota com Parâmetro&lt;/button&gt;</text:p>
      <text:soft-page-break/>
      <text:p text:style-name="P89"><text:s text:c="6"/>&lt;button onClick={handleQueryButtonClick}&gt;Testar Rota com Query&lt;/button&gt;</text:p>
      <text:p text:style-name="P90"><text:s text:c="6"/>&lt;div&gt;{message}&lt;/div&gt;</text:p>
      <text:p text:style-name="P91"><text:s text:c="4"/>&lt;/div&gt;</text:p>
      <text:p text:style-name="P92"><text:s text:c="2"/>);</text:p>
      <text:p text:style-name="P93">}</text:p>
      <text:p text:style-name="Normal"/>
      <text:p text:style-name="Normal">Este código define três botões que, quando clicados, fazem solicitações HTTP para as rotas correspondentes no servidor Flask e exibem a resposta recebida.</text:p>
      <text:p text:style-name="P94">4. Executando a Aplicação</text:p>
      <text:p text:style-name="Normal">Para executar o servidor Flask, vá para o diretório onde você salvou o arquivo<text:s/><text:span text:style-name="T95">app.py</text:span><text:s/>e execute:</text:p>
      <text:list text:style-name="LFO6" text:continue-numbering="true">
        <text:list-item>
          <text:p text:style-name="P96">bashCopy code</text:p>
        </text:list-item>
        <text:list-item>
          <text:p text:style-name="P97">python app.py<text:s/></text:p>
        </text:list-item>
      </text:list>
      <text:p text:style-name="P98">Para executar o aplicativo React, vá para o diretório do aplicativo frontend e execute:</text:p>
      <text:list text:style-name="LFO7" text:continue-numbering="true">
        <text:list-item>
          <text:p text:style-name="P99">bashCopy code</text:p>
        </text:list-item>
        <text:list-item>
          <text:p text:style-name="P100">npm start<text:s/></text:p>
        </text:list-item>
      </text:list>
      <text:p text:style-name="Normal">Agora, você pode acessar o aplicativo React em<text:s/><text:span text:style-name="T101">http://localhost:3000</text:span><text:s/>e testar as rotas que criamos no servidor Flask clicando nos botões correspondentes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6437in" fo:padding-left="0.8409in" fo:padding-bottom="0.6437in" fo:padding-right="0.8409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</meta:initial-creator>
    <dc:creator>Lukas</dc:creator>
    <meta:creation-date>2024-03-12T23:26:00Z</meta:creation-date>
    <dc:date>2024-03-12T23:33:00Z</dc:date>
    <meta:template xlink:href="Normal" xlink:type="simple"/>
    <meta:editing-cycles>1</meta:editing-cycles>
    <meta:editing-duration>PT360S</meta:editing-duration>
    <meta:document-statistic meta:page-count="4" meta:paragraph-count="7" meta:word-count="605" meta:character-count="3870" meta:row-count="27" meta:non-whitespace-character-count="3272"/>
  </office:meta>
</office:document-meta>
</file>